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0835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14.25pt" fo:letter-spacing="normal" fo:font-style="normal" fo:font-weight="bold"/>
    </style:style>
    <style:style style:name="P2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4" style:family="paragraph" style:parent-style-name="List_20_Contents">
      <style:paragraph-properties style:line-height-at-least="0.198in" fo:orphans="2" fo:widows="2"/>
      <style:text-properties fo:font-variant="normal" fo:text-transform="none" fo:color="#000000" style:font-name="sans-serif" fo:font-size="9.75pt" fo:letter-spacing="normal" fo:font-style="normal" fo:font-weight="normal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000000" style:font-name="sans-serif" fo:font-size="18pt" fo:letter-spacing="normal" fo:font-style="normal" fo:font-weight="normal"/>
    </style:style>
    <style:style style:name="P6" style:family="paragraph" style:parent-style-name="Text_20_body">
      <style:paragraph-properties style:line-height-at-least="0.198in" fo:orphans="2" fo:widows="2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2bb8" style:text-line-through-style="none" style:font-name="sans-serif" fo:font-size="9.75pt" fo:letter-spacing="normal" fo:font-style="normal" style:text-underline-style="none" fo:font-weight="normal" style:text-blink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firstHeading"/>GetAdjMaxMovement</text:h>
      <text:section text:style-name="Sect1" text:name="bodyContent">
        <text:p text:style-name="P6"/>
        <text:section text:style-name="Sect1" text:name="contentSub">
          <text:p text:style-name="P3"/>
        </text:section>
        <text:p text:style-name="P2">This script is called when we need to determine how far a character can move in combat. For example, the Special Ability "Sleeping" might have a script called <text:span text:style-name="T1">GetAdjMaxMovement</text:span> which returns the number "0".</text:p>
        <text:p text:style-name="P3"><text:span text:style-name="T2">These scripts return a result in </text:span><text:a xlink:type="simple" xlink:href="../MinMaxFormat.html">M</text:a><text:a xlink:type="simple" xlink:href="../MinMaxFormat.html"><text:span text:style-name="T3">in/Max Format</text:span></text:a><text:span text:style-name="T2">.</text:span></text:p>
        <text:p text:style-name="P2">Initially we set the minimum to -1 and the maximum to 2147483647. Then the scripts are called. If a script modifies one of these values then the resulting maximum is used as the character's movement ability. <text:s/>Otherwise, the character's usual value for movement is used (parameter[5]).</text:p>
        <text:h text:style-name="P1" text:outline-level="2"><text:bookmark text:name="Parameters"/>Parameters</text:h>
        <text:p text:style-name="P2">Parameter[5] is set to the movement as determined by the unscripted code. For PCs this includes such things as 'encumbrance'.</text:p>
        <text:h text:style-name="P1" text:outline-level="2"><text:bookmark text:name="Context"/>Context</text:h>
        <text:p text:style-name="P4">Character - the character that is to mov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15T09:10:44.71</meta:creation-date>
    <meta:generator>OpenOffice.org/3.2$Win32 OpenOffice.org_project/320m18$Build-9502</meta:generator>
    <dc:date>2011-06-06T14:05:29.77</dc:date>
    <dc:creator>Paul Stevens</dc:creator>
    <meta:editing-duration>PT00H47M19S</meta:editing-duration>
    <meta:editing-cycles>3</meta:editing-cycles>
    <meta:document-statistic meta:table-count="0" meta:image-count="0" meta:object-count="0" meta:page-count="1" meta:paragraph-count="8" meta:word-count="119" meta:character-count="739"/>
  </office:meta>
</office:document-meta>
</file>